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Parser.printHelp( PrintWriter pw , int width , String command , boolean showDeprecate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CommandLineParser.CommandLin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andLineParser.addOption( Option o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andLineParser.parse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mmandLineParser.addCategory(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